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172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7.819cm"/>
      <style:paragraph-properties style:writing-mode="lr-tb"/>
    </style:style>
    <style:style style:name="pr7" style:family="presentation" style:parent-style-name="Default-title">
      <style:graphic-properties fo:min-height="2.229cm"/>
      <style:paragraph-properties style:writing-mode="lr-tb"/>
    </style:style>
    <style:style style:name="pr8" style:family="presentation" style:parent-style-name="Default-subtitle">
      <style:graphic-properties draw:fill-color="#ffffff" fo:min-height="8.019cm"/>
      <style:paragraph-properties style:writing-mode="lr-tb"/>
    </style:style>
    <style:style style:name="pr9" style:family="presentation" style:parent-style-name="Default-title">
      <style:graphic-properties fo:min-height="2.2cm"/>
      <style:paragraph-properties style:writing-mode="lr-tb"/>
    </style:style>
    <style:style style:name="pr10" style:family="presentation" style:parent-style-name="Default-title">
      <style:graphic-properties fo:min-height="1.972cm"/>
      <style:paragraph-properties style:writing-mode="lr-tb"/>
    </style:style>
    <style:style style:name="pr11" style:family="presentation" style:parent-style-name="Default-subtitle">
      <style:graphic-properties draw:fill-color="#ffffff" fo:min-height="9.192cm"/>
      <style:paragraph-properties style:writing-mode="lr-tb"/>
    </style:style>
    <style:style style:name="pr12" style:family="presentation" style:parent-style-name="Default-subtitle">
      <style:graphic-properties draw:fill-color="#ffffff" fo:min-height="9.892cm"/>
      <style:paragraph-properties style:writing-mode="lr-tb"/>
    </style:style>
    <style:style style:name="pr13" style:family="presentation" style:parent-style-name="Default-title">
      <style:graphic-properties draw:auto-grow-height="true" fo:min-height="6.071cm"/>
      <style:paragraph-properties style:writing-mode="lr-tb"/>
    </style:style>
    <style:style style:name="pr14" style:family="presentation" style:parent-style-name="Default-subtitle">
      <style:graphic-properties draw:fill-color="#ffffff" fo:min-height="3.619cm"/>
      <style:paragraph-properties style:writing-mode="lr-tb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8.471cm" style:use-optimal-column-width="false"/>
    </style:style>
    <style:style style:name="co3" style:family="table-column">
      <style:table-column-properties style:column-width="12.798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76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ro4" style:family="table-row">
      <style:table-row-properties style:row-height="1.343cm" style:use-optimal-row-height="false"/>
    </style:style>
    <style:style style:name="ro5" style:family="table-row">
      <style:table-row-properties style:row-height="1.342cm" style:use-optimal-row-height="false"/>
    </style:style>
    <style:style style:name="ce1" style:family="table-cell">
      <loext:graphic-properties draw:textarea-vertical-align="bottom"/>
    </style:style>
    <style:style style:name="ce2" style:family="table-cell">
      <loext:graphic-properties draw:textarea-vertical-align="bottom"/>
      <style:text-properties style:font-name="C0591" fo:font-size="18pt" style:font-size-asian="18pt" style:font-size-complex="18pt"/>
    </style:style>
    <style:style style:name="ce3" style:family="table-cell">
      <style:text-properties style:font-name="C0591" fo:font-size="18pt" style:font-size-asian="18pt" style:font-size-complex="18pt"/>
    </style:style>
    <style:style style:name="P1" style:family="paragraph">
      <style:paragraph-properties style:writing-mode="lr-tb"/>
      <style:text-properties style:font-name="C0591"/>
    </style:style>
    <style:style style:name="P2" style:family="paragraph">
      <loext:graphic-properties draw:fill-color="#ffffff"/>
      <style:paragraph-properties style:writing-mode="lr-tb"/>
      <style:text-properties style:font-name="C0591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0591" fo:font-size="32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name="C0591" fo:font-size="20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style:font-name="C0591" fo:font-size="26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style:font-name="C0591" fo:font-size="24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C0591" fo:font-size="18pt" style:font-size-asian="18pt" style:font-size-complex="18pt"/>
    </style:style>
    <style:style style:name="P11" style:family="paragraph">
      <style:text-properties style:font-name="C0591" fo:font-size="18pt" style:font-size-asian="18pt" style:font-size-complex="18pt"/>
    </style:style>
    <style:style style:name="P12" style:family="paragraph">
      <style:paragraph-properties style:writing-mode="lr-tb"/>
      <style:text-properties style:font-name="C0591" fo:font-size="36pt"/>
    </style:style>
    <style:style style:name="T1" style:family="text">
      <style:text-properties style:font-name="C0591"/>
    </style:style>
    <style:style style:name="T2" style:family="text">
      <style:text-properties style:font-name="C0591" fo:font-size="32pt" style:font-size-asian="32pt" style:font-size-complex="32pt"/>
    </style:style>
    <style:style style:name="T3" style:family="text">
      <style:text-properties style:font-name="C0591" fo:font-size="32pt"/>
    </style:style>
    <style:style style:name="T4" style:family="text">
      <style:text-properties style:font-name="C0591" fo:font-size="20pt" style:font-size-asian="32pt" style:font-size-complex="32pt"/>
    </style:style>
    <style:style style:name="T5" style:family="text">
      <style:text-properties style:font-name="C0591" fo:font-size="26pt" style:font-size-asian="32pt" style:font-size-complex="32pt"/>
    </style:style>
    <style:style style:name="T6" style:family="text">
      <style:text-properties style:font-name="C0591" fo:font-size="24pt" style:font-size-asian="32pt" style:font-size-complex="32pt"/>
    </style:style>
    <style:style style:name="T7" style:family="text">
      <style:text-properties style:font-name="C0591" fo:font-size="22pt"/>
    </style:style>
    <style:style style:name="T8" style:family="text">
      <style:text-properties style:font-name="C0591" fo:font-size="18pt" style:font-size-asian="18pt" style:font-size-complex="18pt"/>
    </style:style>
    <style:style style:name="T9" style:family="text">
      <style:text-properties style:font-name="C059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<text:s text:c="19"/></text:span><text:span text:style-name="T1"><text:s text:c="2"/></text:span><text:span text:style-name="T1">Angular</text:span></text:p>
          </draw:text-box>
        </draw:frame>
        <draw:frame presentation:style-name="pr2" draw:text-style-name="P2" draw:layer="layout" svg:width="17.4cm" svg:height="3.4cm" svg:x="1cm" svg:y="4.6cm" presentation:class="subtitle" presentation:user-transformed="true">
          <draw:text-box>
            <text:p><text:span text:style-name="T2">Angular </text:span><text:span text:style-name="T2">Template </text:span><text:span text:style-name="T2">Driven For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4.8cm" svg:height="2.172cm" svg:x="0.6cm" svg:y="1cm" presentation:class="title" presentation:user-transformed="true">
          <draw:text-box>
            <text:p><text:span text:style-name="T3"><text:s/></text:span><text:span text:style-name="T3">Forms</text:span></text:p>
          </draw:text-box>
        </draw:frame>
        <draw:frame presentation:style-name="pr5" draw:text-style-name="P6" draw:layer="layout" svg:width="25.199cm" svg:height="9.134cm" svg:x="1.4cm" svg:y="3.685cm">
          <draw:text-box>
            <text:p text:style-name="P5"><text:span text:style-name="T4">Forms are very </text:span><text:span text:style-name="T4">important for any </text:span><text:span text:style-name="T4">business application.</text:span></text:p>
            <text:p text:style-name="P5"><text:span text:style-name="T4"/></text:p>
            <text:p text:style-name="P5"><text:span text:style-name="T4">Forms are used to </text:span><text:span text:style-name="T4">create an experience </text:span><text:span text:style-name="T4">that guides the user </text:span><text:span text:style-name="T4">effeciently and </text:span><text:span text:style-name="T4">effectively through the </text:span><text:span text:style-name="T4">workflow.</text:span></text:p>
            <text:p text:style-name="P5"><text:span text:style-name="T4"/></text:p>
            <text:p text:style-name="P5"><text:span text:style-name="T4">As a developer, we have </text:span><text:span text:style-name="T4">to do,</text:span></text:p>
            <text:p text:style-name="P5"><text:span text:style-name="T4">Data Binding</text:span></text:p>
            <text:p text:style-name="P5"><text:span text:style-name="T4">Change Tracking</text:span></text:p>
            <text:p text:style-name="P5"><text:span text:style-name="T4">Validation</text:span></text:p>
            <text:p text:style-name="P5"><text:span text:style-name="T4">Visual Feedback</text:span></text:p>
            <text:p text:style-name="P5"><text:span text:style-name="T4">Displaying Error </text:span><text:span text:style-name="T4">Messages</text:span></text:p>
            <text:p text:style-name="P5"><text:span text:style-name="T4">Form Submis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5.6cm" svg:height="2.172cm" svg:x="0.8cm" svg:y="2cm" presentation:class="title" presentation:user-transformed="true">
          <draw:text-box>
            <text:p><text:span text:style-name="T3">Two </text:span><text:span text:style-name="T3">Approches in </text:span><text:span text:style-name="T3">Angular:</text:span></text:p>
          </draw:text-box>
        </draw:frame>
        <draw:frame presentation:style-name="pr6" draw:text-style-name="P7" draw:layer="layout" svg:width="25.199cm" svg:height="7.819cm" svg:x="1.4cm" svg:y="4.581cm" presentation:class="subtitle" presentation:user-transformed="true">
          <draw:text-box>
            <text:p><text:span text:style-name="T5">Template Driven </text:span><text:span text:style-name="T5">Forms – Most of </text:span><text:span text:style-name="T5">the code written </text:span><text:span text:style-name="T5">in Html file.</text:span></text:p>
            <text:p><text:span text:style-name="T5"/></text:p>
            <text:p><text:span text:style-name="T5">Reactive Forms/ </text:span><text:span text:style-name="T5">Model Driven </text:span><text:span text:style-name="T5">Forms – Most of </text:span><text:span text:style-name="T5">the code written </text:span><text:span text:style-name="T5">in Component </text:span><text:span text:style-name="T5">cla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4" draw:layer="layout" svg:width="13.8cm" svg:height="2.229cm" svg:x="0.8cm" svg:y="1.8cm" presentation:class="title" presentation:user-transformed="true">
          <draw:text-box>
            <text:p><text:span text:style-name="T3">Template </text:span><text:span text:style-name="T3">Driven Forms:</text:span></text:p>
          </draw:text-box>
        </draw:frame>
        <draw:frame presentation:style-name="pr8" draw:text-style-name="P6" draw:layer="layout" svg:width="25.199cm" svg:height="8.019cm" svg:x="1.4cm" svg:y="4.8cm" presentation:class="subtitle" presentation:user-transformed="true">
          <draw:text-box>
            <text:p><text:span text:style-name="T4">Template Driven Forms </text:span><text:span text:style-name="T4">are forms where we </text:span><text:span text:style-name="T4">write logic, Validations, </text:span><text:span text:style-name="T4">Controls etc, In the </text:span><text:span text:style-name="T4">template part of the </text:span><text:span text:style-name="T4">code (Html code).</text:span></text:p>
            <text:p><text:span text:style-name="T4"/></text:p>
            <text:p><text:span text:style-name="T4">The Template is </text:span><text:span text:style-name="T4">responsible for setting </text:span><text:span text:style-name="T4">up in the form, the </text:span><text:span text:style-name="T4">validations, control, </text:span><text:span text:style-name="T4">group etc.</text:span></text:p>
            <text:p><text:span text:style-name="T4"/></text:p>
            <text:p><text:span text:style-name="T4">Template driven forms </text:span><text:span text:style-name="T4">are suitable for simple </text:span><text:span text:style-name="T4">scenarios, uses two way </text:span><text:span text:style-name="T4">data binding using the </text:span><text:span text:style-name="T4">[(ngModel)] syntax.</text:span></text:p>
            <text:p><text:span text:style-name="T4"/></text:p>
            <text:p><text:span text:style-name="T4">But Unit Testing might </text:span><text:span text:style-name="T4">be a challeng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9" draw:text-style-name="P4" draw:layer="layout" svg:width="11cm" svg:height="2.2cm" svg:x="1.2cm" svg:y="2cm" presentation:class="title" presentation:user-transformed="true">
          <draw:text-box>
            <text:p><text:span text:style-name="T3">How to Enable </text:span><text:span text:style-name="T3">TDF</text:span></text:p>
          </draw:text-box>
        </draw:frame>
        <draw:frame presentation:style-name="pr6" draw:text-style-name="P3" draw:layer="layout" svg:width="25.199cm" svg:height="7.819cm" svg:x="1.4cm" svg:y="5cm" presentation:class="subtitle" presentation:user-transformed="true">
          <draw:text-box>
            <text:p><text:span text:style-name="T4">To use the template </text:span><text:span text:style-name="T4">driven form, we need to </text:span><text:span text:style-name="T4">explicitly</text:span></text:p>
            <text:p><text:span text:style-name="T4"><text:s text:c="13"/></text:span><text:span text:style-name="T4">import {Forms </text:span><text:span text:style-name="T4">Module} from </text:span><text:span text:style-name="T4">‘@angular/forms’.</text:span></text:p>
            <text:p><text:span text:style-name="T4"/></text:p>
            <text:p><text:span text:style-name="T4">NgModel :- </text:span></text:p>
            <text:p><text:span text:style-name="T4"><text:s text:c="14"/></text:span><text:span text:style-name="T4">We need the </text:span><text:span text:style-name="T4">ngModel in the form </text:span><text:span text:style-name="T4">input and the input </text:span><text:span text:style-name="T4">must be named.</text:span></text:p>
            <text:p><text:span text:style-name="T4"/></text:p>
            <text:p><text:span text:style-name="T4">Ex:- </text:span></text:p>
            <text:p><text:span text:style-name="T4"><text:s text:c="6"/></text:span><text:span text:style-name="T4">&lt;input type = “text” </text:span><text:span text:style-name="T4">name= “firstname” </text:span><text:span text:style-name="T4">ngMode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6" draw:layer="layout" svg:width="25.199cm" svg:height="9.134cm" svg:x="1.201cm" svg:y="3.066cm" presentation:class="subtitle" presentation:user-transformed="true">
          <draw:text-box>
            <text:p><text:span text:style-name="T4">There are cases where </text:span><text:span text:style-name="T4">we need pass an event </text:span><text:span text:style-name="T4">listener to the input </text:span><text:span text:style-name="T4">field, or pass the value </text:span><text:span text:style-name="T4">of the input to our </text:span><text:span text:style-name="T4">component, we need </text:span><text:span text:style-name="T4">assign a template </text:span><text:span text:style-name="T4">reference variable to </text:span><text:span text:style-name="T4">the input.</text:span></text:p>
            <text:p><text:span text:style-name="T4"/></text:p>
            <text:p><text:span text:style-name="T4">Ex:- &lt;input type = </text:span><text:span text:style-name="T4">“text” name = </text:span><text:span text:style-name="T4">“firstName” #firstName </text:span></text:p>
            <text:p><text:span text:style-name="T4"><text:s text:c="17"/></text:span><text:span text:style-name="T4">(any-event) = </text:span><text:span text:style-name="T4">“event-</text:span><text:span text:style-name="T4">Handler(firstName)”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0" draw:text-style-name="P4" draw:layer="layout" svg:width="5cm" svg:height="1.972cm" svg:x="1cm" svg:y="1.428cm" presentation:class="title" presentation:user-transformed="true">
          <draw:text-box>
            <text:p text:style-name="P5"><text:span text:style-name="T3">ngForm</text:span></text:p>
          </draw:text-box>
        </draw:frame>
        <draw:frame presentation:style-name="pr11" draw:text-style-name="P6" draw:layer="layout" svg:width="25.199cm" svg:height="9.192cm" svg:x="1.201cm" svg:y="3.808cm" presentation:class="subtitle" presentation:user-transformed="true">
          <draw:text-box>
            <text:p text:style-name="P5"><text:span text:style-name="T4">The ngForm is an </text:span><text:span text:style-name="T4">instance of the </text:span><text:span text:style-name="T4">FormGroup. The </text:span><text:span text:style-name="T4">FormGroup represents </text:span><text:span text:style-name="T4">the group of </text:span><text:span text:style-name="T4">FormControl, each form </text:span><text:span text:style-name="T4">is a FormGroup </text:span><text:span text:style-name="T4">because it will have </text:span><text:span text:style-name="T4">atleast one </text:span><text:span text:style-name="T4">FormControl that gives </text:span><text:span text:style-name="T4">us access to (ngSubmit) </text:span><text:span text:style-name="T4">which can be bind to a </text:span><text:span text:style-name="T4">method in our </text:span><text:span text:style-name="T4">component.</text:span></text:p>
            <text:p text:style-name="P5"><text:span text:style-name="T4"/></text:p>
            <text:p text:style-name="P5"><text:span text:style-name="T4">Ex:-</text:span></text:p>
            <text:p text:style-name="P5"><text:span text:style-name="T4"><text:s text:c="5"/></text:span><text:span text:style-name="T4">&lt;form</text:span></text:p>
            <text:p text:style-name="P5"><text:span text:style-name="T4"/></text:p>
            <text:p text:style-name="P5"><text:span text:style-name="T4"><text:s text:c="7"/></text:span><text:span text:style-name="T4">#formName = </text:span><text:span text:style-name="T4">“ngForm” (ngSubmit)= </text:span><text:span text:style-name="T4">“submit(formName)”&gt;</text:span></text:p>
            <text:p text:style-name="P5"><text:span text:style-name="T4"><text:s text:c="10"/></text:span><text:span text:style-name="T4">&lt;input type = </text:span><text:span text:style-name="T4">“text” name = </text:span><text:span text:style-name="T4">“firstName” #firstName </text:span></text:p>
            <text:p text:style-name="P5"><text:span text:style-name="T4"><text:s text:c="12"/></text:span><text:span text:style-name="T4">(any-event) = </text:span><text:span text:style-name="T4">“eventHandler(firstNa</text:span><text:span text:style-name="T4">me)”&gt;</text:span></text:p>
            <text:p text:style-name="P5"><text:span text:style-name="T4"/></text:p>
            <text:p text:style-name="P5"><text:span text:style-name="T4"><text:s text:c="4"/></text:span><text:span text:style-name="T4">&lt;/for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2" draw:layer="layout" svg:width="25.199cm" svg:height="9.134cm" svg:x="1.401cm" svg:y="3.666cm" presentation:class="subtitle" presentation:user-transformed="true">
          <draw:text-box>
            <text:p><text:span text:style-name="T2">Binding Data </text:span><text:span text:style-name="T2">using ngForm </text:span><text:span text:style-name="T2">Directive</text:span></text:p>
            <text:p><text:span text:style-name="T2"/></text:p>
            <text:p><text:span text:style-name="T2">Binding Data </text:span><text:span text:style-name="T2">to User Model</text:span></text:p>
            <text:p><text:span text:style-name="T2"/></text:p>
            <text:p><text:span text:style-name="T2">Tracking State </text:span><text:span text:style-name="T2">and Validity of </text:span><text:span text:style-name="T2">Form Contro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4" draw:layer="layout" svg:width="25.199cm" svg:height="2.629cm" svg:x="1.4cm" svg:y="0.628cm" presentation:class="title">
          <draw:text-box>
            <text:p><text:span text:style-name="T3">Binding Data </text:span><text:span text:style-name="T3">using ngForm </text:span><text:span text:style-name="T3">Directive:</text:span></text:p>
          </draw:text-box>
        </draw:frame>
        <draw:frame presentation:style-name="pr12" draw:text-style-name="P8" draw:layer="layout" svg:width="25.199cm" svg:height="9.892cm" svg:x="1.201cm" svg:y="4.736cm" presentation:class="subtitle" presentation:user-transformed="true">
          <draw:text-box>
            <text:p><text:span text:style-name="T4">ngForm directive will </text:span><text:span text:style-name="T4">provide the all values of </text:span><text:span text:style-name="T4">form-controls in the </text:span><text:span text:style-name="T4">form.</text:span></text:p>
            <text:p><text:span text:style-name="T4"/></text:p>
            <text:p><text:span text:style-name="T4">We have to bind </text:span><text:span text:style-name="T4">ngForm directive to the </text:span><text:span text:style-name="T4">Template reference <text:s/></text:span><text:span text:style-name="T4">variable.</text:span></text:p>
            <text:p><text:span text:style-name="T4"/></text:p>
            <text:p><text:span text:style-name="T4">Syntax:- #myForm = </text:span><text:span text:style-name="T4">“ngForm”</text:span></text:p>
            <text:p><text:span text:style-name="T4"/></text:p>
            <text:p><text:span text:style-name="T4">If we want to track </text:span><text:span text:style-name="T4">every single form-</text:span><text:span text:style-name="T4">control value then we </text:span><text:span text:style-name="T4">have to use ngModel </text:span><text:span text:style-name="T4">and with this name </text:span><text:span text:style-name="T4">attribute must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4" draw:layer="layout" svg:width="25.199cm" svg:height="2.629cm" svg:x="1.4cm" svg:y="0.628cm" presentation:class="title">
          <draw:text-box>
            <text:p><text:span text:style-name="T3">Binding data </text:span><text:span text:style-name="T3">to User Model</text:span></text:p>
          </draw:text-box>
        </draw:frame>
        <draw:frame presentation:style-name="pr5" draw:text-style-name="P6" draw:layer="layout" svg:width="25.199cm" svg:height="9.134cm" svg:x="1.4cm" svg:y="3.685cm">
          <draw:text-box>
            <text:p><text:span text:style-name="T4">Generate one class :- ng </text:span><text:span text:style-name="T4">g class classname</text:span></text:p>
            <text:p><text:span text:style-name="T4"/></text:p>
            <text:p><text:span text:style-name="T4">Syntax:- export class </text:span><text:span text:style-name="T4">User{</text:span></text:p>
            <text:p><text:span text:style-name="T4"><text:s text:c="19"/></text:span><text:span text:style-name="T4">Constructor(</text:span></text:p>
            <text:p><text:span text:style-name="T4"><text:s text:c="27"/></text:span><text:span text:style-name="T4">public </text:span><text:span text:style-name="T4">name : string,</text:span></text:p>
            <text:p><text:span text:style-name="T4"><text:s text:c="27"/></text:span><text:span text:style-name="T4">public </text:span><text:span text:style-name="T4">email : string,</text:span></text:p>
            <text:p><text:span text:style-name="T4"><text:s text:c="27"/></text:span><text:span text:style-name="T4">public </text:span><text:span text:style-name="T4">Password : any</text:span></text:p>
            <text:p><text:span text:style-name="T4">){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3" draw:text-style-name="P4" draw:layer="layout" svg:width="25.199cm" svg:height="6.071cm" svg:x="1.401cm" svg:y="0.992cm" presentation:class="title" presentation:user-transformed="true">
          <draw:text-box>
            <text:p><text:span text:style-name="T3">Track Form </text:span><text:span text:style-name="T3">Control’s State </text:span><text:span text:style-name="T3">&amp; Validity:</text:span><text:span text:style-name="T3"><text:line-break/></text:span><text:span text:style-name="T3"><text:line-break/></text:span><text:span text:style-name="T7">Angular provides with </text:span><text:span text:style-name="T7">different classes to </text:span><text:span text:style-name="T7">apply based on check </text:span><text:span text:style-name="T7">state and validity of </text:span><text:span text:style-name="T7">the form controls in </text:span><text:span text:style-name="T7">TDF:</text:span><text:span text:style-name="T3"><text:line-break/></text:span><text:span text:style-name="T3"><text:line-break/></text:span><text:span text:style-name="T3"/></text:p>
          </draw:text-box>
        </draw:frame>
        <draw:frame draw:style-name="standard" draw:layer="layout" svg:width="25.398cm" svg:height="7.275cm" svg:x="1.249cm" svg:y="7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9">State</text:p>
              </table:table-cell>
              <table:table-cell>
                <text:p text:style-name="P9">Class If TRUE</text:p>
              </table:table-cell>
              <table:table-cell>
                <text:p text:style-name="P9">Class If False</text:p>
              </table:table-cell>
            </table:table-row>
            <table:table-row table:style-name="ro2" table:default-cell-style-name="ce2">
              <table:table-cell>
                <text:p text:style-name="P10"><text:span text:style-name="T8">The Control has been visited</text:span></text:p>
              </table:table-cell>
              <table:table-cell>
                <text:p text:style-name="P10"><text:span text:style-name="T8">ng-touched</text:span></text:p>
              </table:table-cell>
              <table:table-cell>
                <text:p text:style-name="P10"><text:span text:style-name="T8">ng-untouched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8">The control values has changed</text:span></text:p>
              </table:table-cell>
              <table:table-cell>
                <text:p text:style-name="P10"><text:span text:style-name="T8">ng-dirty</text:span></text:p>
              </table:table-cell>
              <table:table-cell>
                <text:p text:style-name="P10"><text:span text:style-name="T8">ng-pristine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8">The control value is valid</text:span></text:p>
              </table:table-cell>
              <table:table-cell>
                <text:p text:style-name="P11"><text:span text:style-name="T8"><text:s text:c="16"/></text:span><text:span text:style-name="T8">ng-valid</text:span></text:p>
              </table:table-cell>
              <table:table-cell>
                <text:p text:style-name="P10"><text:span text:style-name="T8">ng-invali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11.4cm" svg:height="2.629cm" svg:x="1.4cm" svg:y="1.171cm" presentation:class="title" presentation:user-transformed="true">
          <draw:text-box>
            <text:p><text:span text:style-name="T3">ngModel </text:span><text:span text:style-name="T3">Properties:</text:span></text:p>
          </draw:text-box>
        </draw:frame>
        <draw:frame draw:style-name="standard" draw:layer="layout" svg:width="25.598cm" svg:height="9.399cm" svg:x="1.6cm" svg:y="4.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Class</text:p>
              </table:table-cell>
              <table:table-cell>
                <text:p>Property</text:p>
              </table:table-cell>
            </table:table-row>
            <table:table-row table:style-name="ro4" table:default-cell-style-name="gray2">
              <table:table-cell>
                <text:p>ng-touched</text:p>
              </table:table-cell>
              <table:table-cell>
                <text:p>touched</text:p>
              </table:table-cell>
            </table:table-row>
            <table:table-row table:style-name="ro4" table:default-cell-style-name="gray1">
              <table:table-cell>
                <text:p>ng-untouched</text:p>
              </table:table-cell>
              <table:table-cell>
                <text:p>untouched</text:p>
              </table:table-cell>
            </table:table-row>
            <table:table-row table:style-name="ro4" table:default-cell-style-name="gray2">
              <table:table-cell>
                <text:p>ng-pristine</text:p>
              </table:table-cell>
              <table:table-cell>
                <text:p>pristine</text:p>
              </table:table-cell>
            </table:table-row>
            <table:table-row table:style-name="ro4" table:default-cell-style-name="gray1">
              <table:table-cell>
                <text:p>ng-dirty</text:p>
              </table:table-cell>
              <table:table-cell>
                <text:p>dirty</text:p>
              </table:table-cell>
            </table:table-row>
            <table:table-row table:style-name="ro4" table:default-cell-style-name="gray2">
              <table:table-cell>
                <text:p>nd-valid</text:p>
              </table:table-cell>
              <table:table-cell>
                <text:p>validi</text:p>
              </table:table-cell>
            </table:table-row>
            <table:table-row table:style-name="ro5" table:default-cell-style-name="gray1">
              <table:table-cell>
                <text:p>ng-invalid</text:p>
              </table:table-cell>
              <table:table-cell>
                <text:p>invali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2" draw:layer="layout" svg:width="25.199cm" svg:height="2.629cm" svg:x="1.201cm" svg:y="5.4cm" presentation:class="title" presentation:user-transformed="true">
          <draw:text-box>
            <text:p><text:span text:style-name="T9"><text:s text:c="24"/></text:span><text:span text:style-name="T9"><text:s text:c="2"/></text:span><text:span text:style-name="T9">Thankyou</text:span></text:p>
          </draw:text-box>
        </draw:frame>
        <draw:frame presentation:style-name="pr14" draw:text-style-name="P6" draw:layer="layout" svg:width="10.6cm" svg:height="3.619cm" svg:x="16.2cm" svg:y="8.581cm" presentation:class="subtitle" presentation:user-transformed="true">
          <draw:text-box>
            <text:p><text:span text:style-name="T4">Presented By</text:span></text:p>
            <text:p><text:span text:style-name="T4">Patnana Santosh </text:span><text:span text:style-name="T4">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2:52:47.164084354</meta:creation-date>
    <dc:date>2022-09-09T10:32:47.270128320</dc:date>
    <meta:editing-duration>PT8H25M8S</meta:editing-duration>
    <meta:editing-cycles>21</meta:editing-cycles>
    <meta:generator>LibreOffice/6.4.7.2$Linux_X86_64 LibreOffice_project/40$Build-2</meta:generator>
    <meta:document-statistic meta:object-count="71"/>
  </office:meta>
</office:document-meta>
</file>